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style:glyph-orientation-vertical="0" style:direction="ltr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_d size</text:p>
          </table:table-cell>
          <table:table-cell office:value-type="string">
            <text:p>NumOfRead</text:p>
          </table:table-cell>
          <table:table-cell table:style-name="ce1" office:value-type="string">
            <text:p>NumOfWirte</text:p>
          </table:table-cell>
          <table:table-cell>
            <draw:frame table:end-cell-address="Sheet1.L20" table:end-x="0.0768in" table:end-y="0.1354in" draw:z-index="0" draw:style-name="gr1" svg:width="7.1449in" svg:height="3.4587in" svg:x="0.0441in" svg:y="0.0417in">
              <draw:object draw:notify-on-update-of-ranges="Sheet1.A1:Sheet1.A1 Sheet1.A2:Sheet1.A6 Sheet1.B1:Sheet1.B1 Sheet1.B2:Sheet1.B6 Sheet1.C1:Sheet1.C1 Sheet1.C2:Sheet1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6">
            <text:p>206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2">
            <text:p>182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table:style-name="ce2" office:value-type="float" office:value="72">
            <text:p>72</text:p>
          </table:table-cell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>
            <text:p>m_d size</text:p>
          </table:table-cell>
          <table:table-cell office:value-type="string">
            <text:p>NumOfRead</text:p>
          </table:table-cell>
          <table:table-cell office:value-type="string">
            <text:p>numOfWirte</text:p>
          </table:table-cell>
          <table:table-cell>
            <draw:frame table:end-cell-address="Sheet1.K39" table:end-x="0.8669in" table:end-y="0.1563in" draw:z-index="1" draw:style-name="gr1" svg:width="7.0461in" svg:height="3.3028in" svg:x="0.0441in" svg:y="0.0417in">
              <draw:object draw:notify-on-update-of-ranges="Sheet1.A21:Sheet1.A21 Sheet1.A22:Sheet1.A26 Sheet1.B21:Sheet1.B21 Sheet1.B22:Sheet1.B26 Sheet1.C21:Sheet1.C21 Sheet1.C22:Sheet1.C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6">
            <text:p>556</text:p>
          </table:table-cell>
          <table:table-cell office:value-type="float" office:value="342">
            <text:p>34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8">
            <text:p>448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9">
            <text:p>379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3">
            <text:p>313</text:p>
          </table:table-cell>
          <table:table-cell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72">
            <text:p>272</text:p>
          </table:table-cell>
          <table:table-cell office:value-type="float" office:value="129">
            <text:p>12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23:4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9T21:29:30</meta:creation-date>
    <dc:date>2011-11-29T23:46:59</dc:date>
    <meta:editing-duration>PT00H08M40S</meta:editing-duration>
    <meta:editing-cycles>1</meta:editing-cycles>
    <meta:document-statistic meta:table-count="3" meta:cell-count="36" meta:object-count="2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49cm" svg:height="8.786cm" xlink:href=".." chart:class="chart:bar" chart:style-name="ch1">
        <chart:title svg:x="0.382cm" svg:y="0.176cm" chart:style-name="ch2">
          <text:p>Num of Disk Ops with 18 data insertion and  36 data randomly deletion on customer indexs</text:p>
        </chart:title>
        <chart:legend chart:legend-position="end" svg:x="15.602cm" svg:y="3.736cm" chart:style-name="ch3"/>
        <chart:plot-area chart:style-name="ch4" table:cell-range-address="Sheet1.A1:Sheet1.C6" chart:data-source-has-labels="row" svg:x="0.362cm" svg:y="0.854cm" svg:width="14.879cm" svg:height="7.582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6" chart:label-cell-address="Sheet1.A1:Sheet1.A1" chart:class="chart:bar">
            <chart:data-point chart:repeated="5"/>
          </chart:series>
          <chart:series chart:style-name="ch9" chart:values-cell-range-address="Sheet1.B2:Sheet1.B6" chart:label-cell-address="Sheet1.B1:Sheet1.B1" chart:class="chart:bar">
            <chart:data-point chart:repeated="5"/>
          </chart:series>
          <chart:series chart:style-name="ch10" chart:values-cell-range-address="Sheet1.C2:Sheet1.C6" chart:label-cell-address="Sheet1.C1:Sheet1.C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m_d size</text:p>
              </table:table-cell>
              <table:table-cell office:value-type="string">
                <text:p text:id="Sheet1.B1:Sheet1.B1">NumOfRead</text:p>
              </table:table-cell>
              <table:table-cell office:value-type="string">
                <text:p text:id="Sheet1.C1:Sheet1.C1">NumOfWir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A2:Sheet1.A6">2</text:p>
              </table:table-cell>
              <table:table-cell office:value-type="float" office:value="291">
                <text:p text:id="Sheet1.B2:Sheet1.B6">291</text:p>
              </table:table-cell>
              <table:table-cell office:value-type="float" office:value="169">
                <text:p text:id="Sheet1.C2:Sheet1.C6">1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06">
                <text:p>2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82">
                <text:p>1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46">
                <text:p>146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98cm" svg:height="8.39cm" xlink:href=".." chart:class="chart:bar" chart:style-name="ch1">
        <chart:title svg:x="4.385cm" svg:y="0.168cm" chart:style-name="ch2">
          <text:p>Num of Ops with 35 items deletion and insertion</text:p>
        </chart:title>
        <chart:legend chart:legend-position="end" svg:x="15.356cm" svg:y="3.538cm" chart:style-name="ch3"/>
        <chart:plot-area chart:style-name="ch4" table:cell-range-address="Sheet1.A21:Sheet1.C26" chart:data-source-has-labels="row" svg:x="0.357cm" svg:y="0.838cm" svg:width="14.643cm" svg:height="7.218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22:Sheet1.A26" chart:label-cell-address="Sheet1.A21:Sheet1.A21" chart:class="chart:bar">
            <chart:data-point chart:repeated="5"/>
          </chart:series>
          <chart:series chart:style-name="ch9" chart:values-cell-range-address="Sheet1.B22:Sheet1.B26" chart:label-cell-address="Sheet1.B21:Sheet1.B21" chart:class="chart:bar">
            <chart:data-point chart:repeated="5"/>
          </chart:series>
          <chart:series chart:style-name="ch10" chart:values-cell-range-address="Sheet1.C22:Sheet1.C26" chart:label-cell-address="Sheet1.C21:Sheet1.C2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1:Sheet1.A21">m_d size</text:p>
              </table:table-cell>
              <table:table-cell office:value-type="string">
                <text:p text:id="Sheet1.B21:Sheet1.B21">NumOfRead</text:p>
              </table:table-cell>
              <table:table-cell office:value-type="string">
                <text:p text:id="Sheet1.C21:Sheet1.C21">numOfWir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Sheet1.A22:Sheet1.A26">2</text:p>
              </table:table-cell>
              <table:table-cell office:value-type="float" office:value="556">
                <text:p text:id="Sheet1.B22:Sheet1.B26">556</text:p>
              </table:table-cell>
              <table:table-cell office:value-type="float" office:value="342">
                <text:p text:id="Sheet1.C22:Sheet1.C26">3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48">
                <text:p>44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79">
                <text:p>37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13">
                <text:p>31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72">
                <text:p>272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